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cccc" draw:textarea-horizontal-align="justify" draw:textarea-vertical-align="bottom" draw:auto-grow-height="false" fo:min-height="9.35cm" fo:min-width="9.5cm"/>
    </style:style>
    <style:style style:name="gr2" style:family="graphic" style:parent-style-name="standard">
      <style:graphic-properties draw:textarea-vertical-align="middle" draw:auto-grow-height="false" fo:min-height="18.751cm" fo:min-width="18.50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1.85cm" fo:min-width="7cm"/>
    </style:style>
    <style:style style:name="P1" style:family="paragraph">
      <style:paragraph-properties fo:text-align="center"/>
    </style:style>
    <style:style style:name="P2" style:family="paragraph">
      <loext:graphic-properties draw:fill-color="#00cccc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0cm" svg:height="9.6cm" svg:x="5.7cm" svg:y="5.762cm">
          <text:p text:style-name="P1">Appel a la fonction</text:p>
          <text:p text:style-name="P1">principale de l'I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9cm" svg:height="19cm" svg:x="1cm" svg:y="1.9cm">
          <text:p/>
          <draw:enhanced-geometry svg:viewBox="0 0 21600 21600" draw:text-areas="0 0 21600 21600" draw:mirror-horizontal="false" draw:mirror-vertical="false" draw:type="circular-arrow" draw:modifiers="123.17913215706 42.4573619916376 9911.2920942634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3" draw:text-style-name="P3" draw:layer="layout" svg:width="7.411cm" svg:height="0.962cm" svg:x="6.9cm" svg:y="6.162cm">
          <draw:text-box>
            <text:p>Parcourir toute les Entity</text:p>
          </draw:text-box>
        </draw:frame>
        <draw:custom-shape draw:style-name="gr4" draw:text-style-name="P1" draw:layer="layout" svg:width="7.5cm" svg:height="2.1cm" svg:x="6.9cm" svg:y="7.124cm">
          <text:p text:style-name="P1">Appel a la fonction</text:p>
          <text:p text:style-name="P1">principale de Entity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7.483cm" svg:height="0.962cm" svg:x="6.9cm" svg:y="10.062cm">
          <draw:text-box>
            <text:p>Parcourir toute les Struct</text:p>
          </draw:text-box>
        </draw:frame>
        <draw:custom-shape draw:style-name="gr4" draw:text-style-name="P1" draw:layer="layout" svg:width="7.5cm" svg:height="2.1cm" svg:x="6.9cm" svg:y="11.024cm">
          <text:p text:style-name="P1">Appel a la fonction</text:p>
          <text:p text:style-name="P1">principale de Struct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6.424cm" svg:height="0.962cm" svg:x="5.7cm" svg:y="4.8cm">
          <draw:text-box>
            <text:p>Parcourir toute les IA</text:p>
          </draw:text-box>
        </draw:frame>
        <draw:frame draw:style-name="gr3" draw:text-style-name="P3" draw:layer="layout" svg:width="5.612cm" svg:height="0.962cm" svg:x="7.888cm" svg:y="18.7cm">
          <draw:text-box>
            <text:p>Vérification des I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8T18:20:54.155000000</meta:creation-date>
    <meta:generator>LibreOffice/5.0.4.2$Windows_x86 LibreOffice_project/2b9802c1994aa0b7dc6079e128979269cf95bc78</meta:generator>
    <dc:date>2016-04-28T18:31:12.457000000</dc:date>
    <meta:editing-duration>PT10M17S</meta:editing-duration>
    <meta:editing-cycles>2</meta:editing-cycles>
    <meta:document-statistic meta:object-count="8"/>
  </office:meta>
</office:document-meta>
</file>